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7c383" officeooo:paragraph-rsid="0017c383"/>
    </style:style>
    <style:style style:name="P2" style:family="paragraph" style:parent-style-name="Standard">
      <style:paragraph-properties fo:text-align="center" style:justify-single-word="false"/>
      <style:text-properties fo:color="#3333ff" fo:font-size="24pt" style:text-underline-style="solid" style:text-underline-width="auto" style:text-underline-color="font-color" fo:font-weight="bold" officeooo:rsid="0016ad6c" officeooo:paragraph-rsid="0016ad6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a6491" officeooo:paragraph-rsid="001a649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a6491" officeooo:paragraph-rsid="001a649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9ebd1" officeooo:paragraph-rsid="0019eb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80462" officeooo:paragraph-rsid="001804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9ebd1" officeooo:paragraph-rsid="0019ebd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a6491" officeooo:paragraph-rsid="001a649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180462" officeooo:paragraph-rsid="00180462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cc00" fo:font-size="18pt" style:text-underline-style="none" fo:font-weight="normal" officeooo:rsid="0017d391" officeooo:paragraph-rsid="0017d391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66cc" fo:font-size="32pt" style:text-underline-style="solid" style:text-underline-width="auto" style:text-underline-color="font-color" fo:font-weight="normal" officeooo:rsid="0016ad6c" officeooo:paragraph-rsid="0016ad6c" style:font-size-asian="32pt" style:font-weight-asian="normal" style:font-size-complex="3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cc33" fo:font-size="24pt" style:text-underline-style="none" fo:font-weight="bold" officeooo:rsid="0017d391" officeooo:paragraph-rsid="0017d391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180462" officeooo:paragraph-rsid="00180462" style:font-size-asian="18pt" style:font-weight-asian="normal" style:font-size-complex="1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80462"/>
    </style:style>
    <style:style style:name="T3" style:family="text">
      <style:text-properties officeooo:rsid="001a6491"/>
    </style:style>
    <style:style style:name="T4" style:family="text">
      <style:text-properties style:text-underline-style="none"/>
    </style:style>
    <style:style style:name="T5" style:family="text">
      <style:text-properties officeooo:rsid="001ae946"/>
    </style:style>
    <style:style style:name="T6" style:family="text">
      <style:text-properties officeooo:rsid="001c3110"/>
    </style:style>
    <style:style style:name="T7" style:family="text">
      <style:text-properties officeooo:rsid="001d8c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apport de projet système</text:p>
      <text:p text:style-name="P2"/>
      <text:p text:style-name="P12">Sommaire :</text:p>
      <text:p text:style-name="P10"><text:tab/></text:p>
      <text:p text:style-name="P10"><text:span text:style-name="T2"><text:tab/>1. </text:span><text:span text:style-name="T1">Description du script</text:span></text:p>
      <text:p text:style-name="P9"><text:tab/>2. Syntaxe d’appel du script</text:p>
      <text:p text:style-name="P9"><text:tab/>3.</text:p>
      <text:p text:style-name="P6"/>
      <text:p text:style-name="P5"><text:span text:style-name="T5">1. </text:span>Description du script :</text:p>
      <text:p text:style-name="P7"/>
      <text:p text:style-name="P7"><text:tab/>Généralement le script « blog.sh » permet de gérer la modification et suppression de pages en format markdown ainsi que la génération d’une page html et un pdf de celle<text:span text:style-name="T3">s</text:span>-ci.</text:p>
      <text:p text:style-name="P7"/>
      <text:p text:style-name="P7"/>
      <text:p text:style-name="P4">Syntaxe d’appel du script :</text:p>
      <text:p text:style-name="P8"/>
      <text:p text:style-name="P3"><text:span text:style-name="T4"><text:tab/></text:span>Pour utiliser ce script :</text:p>
      <text:p text:style-name="P8"/>
      <text:p text:style-name="P8"><text:tab/><text:tab/>- Appeler le script par « <text:span text:style-name="T7">$ </text:span>./blog.sh »</text:p>
      <text:p text:style-name="P8"><text:tab/><text:tab/>- Lui donner le paramètre souhaité :</text:p>
      <text:p text:style-name="P8"><text:tab/><text:tab/><text:tab/>1. « usage » pour voir les différents paramètres possibles.</text:p>
      <text:p text:style-name="P8"><text:tab/><text:tab/><text:tab/><text:tab/><text:span text:style-name="T6">Exemple : $ ./blog.sh usage</text:span></text:p>
      <text:p text:style-name="P8"/>
      <text:p text:style-name="P8"><text:tab/><text:tab/><text:tab/>2. «  view » pour <text:span text:style-name="T5">voir tous les fichiers disponibles à regarder.</text:span></text:p>
      <text:p text:style-name="P8"><text:tab/><text:tab/><text:tab/><text:tab/><text:span text:style-name="T5">- view peut contenir un paramètre qui peut être un fichier pdf.</text:span></text:p>
      <text:p text:style-name="P8"><text:tab/><text:tab/><text:tab/><text:tab/><text:span text:style-name="T5">Exemple : $ ./blog.sh view pdf</text:span></text:p>
      <text:p text:style-name="P8"/>
      <text:p text:style-name="P8"><text:tab/><text:tab/><text:tab/><text:span text:style-name="T5">3. « list » pour afficher dans le terminal tous les fichiers markdown.</text:span></text:p>
      <text:p text:style-name="P6"><text:tab/><text:tab/><text:tab/><text:tab/><text:span text:style-name="T6">Exemple : $./blog.sh list</text:span></text:p>
      <text:p text:style-name="P6"/>
      <text:p text:style-name="P6"><text:tab/><text:tab/><text:tab/><text:span text:style-name="T6">4. « edit » pour afficher les fichiers markdown existants afin de les modifier <text:tab/><text:tab/><text:tab/> <text:s text:c="4"/>par la suite.</text:span></text:p>
      <text:p text:style-name="P6"><text:tab/><text:tab/><text:tab/><text:tab/><text:span text:style-name="T6">- edit peut prendre un paramètre qui est le fichier markdown qu’on <text:tab/><text:tab/><text:tab/><text:tab/> <text:s/>veut modifier.</text:span></text:p>
      <text:p text:style-name="P6"><text:s/><text:tab/><text:tab/><text:tab/><text:tab/> <text:s/><text:tab/><text:span text:style-name="T6">Exemple : $ ./blog.sh edit fichier.md</text:span></text:p>
      <text:p text:style-name="P6"/>
      <text:p text:style-name="P6"><text:tab/><text:tab/><text:tab/><text:span text:style-name="T7">5. « delete » pour afficher les fichiers markdown existants et les supprimer.</text:span></text:p>
      <text:p text:style-name="P6"><text:tab/><text:tab/><text:tab/><text:tab/><text:span text:style-name="T7">- delete peut prendre un paramètre qui est le fichier markdown qu’on <text:tab/><text:tab/><text:tab/><text:tab/> <text:s/>veut supprimer.</text:span></text:p>
      <text:p text:style-name="P6"><text:tab/><text:tab/><text:tab/><text:tab/><text:tab/><text:span text:style-name="T7">Exemple : $ ./blog.sh delete fichier.md</text:span></text:p>
      <text:p text:style-name="P6"/>
      <text:p text:style-name="P6"><text:tab/><text:tab/><text:tab/><text:span text:style-name="T7">6. « build » pour créer une page html ainsi qu’un pdf conenant la totalité des <text:tab/><text:tab/><text:tab/> <text:s text:c="3"/>fichiers markdown existants.</text:span></text:p>
      <text:p text:style-name="P6"><text:tab/><text:tab/><text:tab/><text:tab/><text:span text:style-name="T7">Exemple : $ ./blog.sh bui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c383" officeooo:paragraph-rsid="0017c3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OYTURK Ilker, DIMCHEV Bogdan, S1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0:35:34.071420891</meta:creation-date>
    <meta:generator>LibreOffice/5.2.7.2$Linux_X86_64 LibreOffice_project/20m0$Build-2</meta:generator>
    <dc:date>2019-12-17T18:25:18.717045511</dc:date>
    <meta:editing-duration>PT36M43S</meta:editing-duration>
    <meta:editing-cycles>7</meta:editing-cycles>
    <meta:document-statistic meta:table-count="0" meta:image-count="0" meta:object-count="0" meta:page-count="1" meta:paragraph-count="28" meta:word-count="238" meta:character-count="1427" meta:non-whitespace-character-count="1119"/>
  </office:meta>
</office:document-meta>
</file>